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5in" svg:height="3.5437in" svg:x="2.0417in" svg:y="3.2709in">
            <draw:object draw:notify-on-update-of-ranges="Sheet1.G7:Sheet1.G7 Sheet1.G8:Sheet1.G18 Sheet1.H7:Sheet1.H7 Sheet1.H8:Sheet1.H18 Sheet1.G7:Sheet1.G7 Sheet1.G8:Sheet1.G18 Sheet1.I7:Sheet1.I7 Sheet1.I8:Sheet1.I18 Sheet1.G7:Sheet1.G7 Sheet1.G8:Sheet1.G18 Sheet1.J7:Sheet1.J7 Sheet1.J8:Sheet1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ree Sort</text:p>
          </table:table-cell>
          <table:table-cell table:number-columns-repeated="2"/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74992" calcext:value-type="float">
            <text:p>0.174992</text:p>
          </table:table-cell>
          <table:table-cell office:value-type="float" office:value="0.218284" calcext:value-type="float">
            <text:p>0.218284</text:p>
          </table:table-cell>
          <table:table-cell office:value-type="float" office:value="0.973701" calcext:value-type="float">
            <text:p>0.9737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36758" calcext:value-type="float">
            <text:p>0.336758</text:p>
          </table:table-cell>
          <table:table-cell office:value-type="float" office:value="0.442204" calcext:value-type="float">
            <text:p>0.442204</text:p>
          </table:table-cell>
          <table:table-cell office:value-type="float" office:value="2.56229" calcext:value-type="float">
            <text:p>2.5622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4984" calcext:value-type="float">
            <text:p>0.884984</text:p>
          </table:table-cell>
          <table:table-cell office:value-type="float" office:value="1.19229" calcext:value-type="float">
            <text:p>1.19229</text:p>
          </table:table-cell>
          <table:table-cell office:value-type="float" office:value="6.65574" calcext:value-type="float">
            <text:p>6.6557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85008" calcext:value-type="float">
            <text:p>1.85008</text:p>
          </table:table-cell>
          <table:table-cell office:value-type="float" office:value="2.48475" calcext:value-type="float">
            <text:p>2.48475</text:p>
          </table:table-cell>
          <table:table-cell office:value-type="float" office:value="15.3775" calcext:value-type="float">
            <text:p>15.377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80934" calcext:value-type="float">
            <text:p>3.80934</text:p>
          </table:table-cell>
          <table:table-cell office:value-type="float" office:value="5.13429" calcext:value-type="float">
            <text:p>5.13429</text:p>
          </table:table-cell>
          <table:table-cell office:value-type="float" office:value="35.0811" calcext:value-type="float">
            <text:p>35.081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number-columns-repeated="2"/>
          <table:table-cell office:value-type="float" office:value="30000000" calcext:value-type="float">
            <text:p>300000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.85108" calcext:value-type="float">
            <text:p>5.85108</text:p>
          </table:table-cell>
          <table:table-cell office:value-type="float" office:value="7.70826" calcext:value-type="float">
            <text:p>7.70826</text:p>
          </table:table-cell>
          <table:table-cell office:value-type="float" office:value="57.4012" calcext:value-type="float">
            <text:p>57.4012</text:p>
          </table:table-cell>
        </table:table-row>
        <table:table-row table:style-name="ro1">
          <table:table-cell table:number-columns-repeated="3"/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.93006" calcext:value-type="float">
            <text:p>7.93006</text:p>
          </table:table-cell>
          <table:table-cell office:value-type="float" office:value="10.612" calcext:value-type="float">
            <text:p>10.6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94694" calcext:value-type="float">
            <text:p>9.94694</text:p>
          </table:table-cell>
          <table:table-cell office:value-type="float" office:value="13.2411" calcext:value-type="float">
            <text:p>13.2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000000" calcext:value-type="float">
            <text:p>600000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.1497" calcext:value-type="float">
            <text:p>12.1497</text:p>
          </table:table-cell>
          <table:table-cell office:value-type="float" office:value="16.1325" calcext:value-type="float">
            <text:p>16.13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4.1572" calcext:value-type="float">
            <text:p>14.15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6.6242" calcext:value-type="float">
            <text:p>16.6242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ime (s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21:49:55.278630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9:42:02.842127481</meta:creation-date>
    <dc:date>2024-12-05T15:25:40.481344111</dc:date>
    <meta:editing-duration>PT17H36M12S</meta:editing-duration>
    <meta:editing-cycles>4</meta:editing-cycles>
    <meta:generator>LibreOffice/24.2.6.2$Linux_X86_64 LibreOffice_project/420$Build-2</meta:generator>
    <meta:document-statistic meta:table-count="1" meta:cell-count="5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6.694cm" svg:y="0.316cm" chart:style-name="ch2">
          <text:p>Size v. Time</text:p>
        </chart:title>
        <chart:subtitle svg:x="5.437cm" svg:y="1.275cm" chart:style-name="ch3">
          <text:p>Quick, Merge, and Tree Sort</text:p>
        </chart:subtitle>
        <chart:legend chart:legend-position="end" svg:x="13.72cm" svg:y="3.704cm" style:legend-expansion="high" chart:style-name="ch4"/>
        <chart:plot-area chart:style-name="ch5" table:cell-range-address="Sheet1.G7:Sheet1.J18" chart:data-source-has-labels="row" svg:x="1.331cm" svg:y="2.138cm" svg:width="12.069cm" svg:height="5.703cm">
          <chart:coordinate-region svg:x="1.952cm" svg:y="2.337cm" svg:width="11.261cm" svg:height="4.857cm"/>
          <chart:axis chart:dimension="x" chart:name="primary-x" chart:style-name="ch6">
            <chart:title svg:x="5.733cm" svg:y="8.021cm" chart:style-name="ch7">
              <text:p>Array Size (in millions)</text:p>
            </chart:title>
          </chart:axis>
          <chart:axis chart:dimension="y" chart:name="primary-y" chart:style-name="ch8">
            <chart:title svg:x="0.451cm" svg:y="5.946cm" chart:style-name="ch9">
              <text:p>Sorting Time</text:p>
            </chart:title>
            <chart:grid chart:style-name="ch10" chart:class="major"/>
          </chart:axis>
          <chart:series chart:style-name="ch11" chart:values-cell-range-address="Sheet1.H8:Sheet1.H18" chart:label-cell-address="Sheet1.H7:Sheet1.H7" chart:class="chart:scatter">
            <chart:domain table:cell-range-address="Sheet1.G8:Sheet1.G18"/>
            <chart:data-point chart:repeated="11"/>
          </chart:series>
          <chart:series chart:style-name="ch12" chart:values-cell-range-address="Sheet1.I8:Sheet1.I18" chart:label-cell-address="Sheet1.I7:Sheet1.I7" chart:class="chart:scatter">
            <chart:data-point chart:repeated="11"/>
          </chart:series>
          <chart:series chart:style-name="ch13" chart:values-cell-range-address="Sheet1.J8:Sheet1.J18" chart:label-cell-address="Sheet1.J7:Sheet1.J7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Quick</text:p>
                <draw:g>
                  <svg:desc>Sheet1.H7:Sheet1.H7</svg:desc>
                </draw:g>
              </table:table-cell>
              <table:table-cell office:value-type="string">
                <text:p>Merge</text:p>
                <draw:g>
                  <svg:desc>Sheet1.I7:Sheet1.I7</svg:desc>
                </draw:g>
              </table:table-cell>
              <table:table-cell office:value-type="string">
                <text:p>Tree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8:Sheet1.G18</svg:desc>
                </draw:g>
              </table:table-cell>
              <table:table-cell office:value-type="float" office:value="0.174992">
                <text:p>0.174992</text:p>
                <draw:g>
                  <svg:desc>Sheet1.H8:Sheet1.H18</svg:desc>
                </draw:g>
              </table:table-cell>
              <table:table-cell office:value-type="float" office:value="0.218284">
                <text:p>0.218284</text:p>
                <draw:g>
                  <svg:desc>Sheet1.I8:Sheet1.I18</svg:desc>
                </draw:g>
              </table:table-cell>
              <table:table-cell office:value-type="float" office:value="0.973701">
                <text:p>0.973701</text:p>
                <draw:g>
                  <svg:desc>Sheet1.J8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6758">
                <text:p>0.336758</text:p>
              </table:table-cell>
              <table:table-cell office:value-type="float" office:value="0.442204">
                <text:p>0.442204</text:p>
              </table:table-cell>
              <table:table-cell office:value-type="float" office:value="2.56229">
                <text:p>2.56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84984">
                <text:p>0.884984</text:p>
              </table:table-cell>
              <table:table-cell office:value-type="float" office:value="1.19229">
                <text:p>1.19229</text:p>
              </table:table-cell>
              <table:table-cell office:value-type="float" office:value="6.65574">
                <text:p>6.65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85008">
                <text:p>1.85008</text:p>
              </table:table-cell>
              <table:table-cell office:value-type="float" office:value="2.48475">
                <text:p>2.48475</text:p>
              </table:table-cell>
              <table:table-cell office:value-type="float" office:value="15.3775">
                <text:p>15.3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.80934">
                <text:p>3.80934</text:p>
              </table:table-cell>
              <table:table-cell office:value-type="float" office:value="5.13429">
                <text:p>5.13429</text:p>
              </table:table-cell>
              <table:table-cell office:value-type="float" office:value="35.0811">
                <text:p>35.0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.85108">
                <text:p>5.85108</text:p>
              </table:table-cell>
              <table:table-cell office:value-type="float" office:value="7.70826">
                <text:p>7.70826</text:p>
              </table:table-cell>
              <table:table-cell office:value-type="float" office:value="57.4012">
                <text:p>57.4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7.93006">
                <text:p>7.93006</text:p>
              </table:table-cell>
              <table:table-cell office:value-type="float" office:value="10.612">
                <text:p>10.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9.94694">
                <text:p>9.94694</text:p>
              </table:table-cell>
              <table:table-cell office:value-type="float" office:value="13.2411">
                <text:p>13.2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2.1497">
                <text:p>12.1497</text:p>
              </table:table-cell>
              <table:table-cell office:value-type="float" office:value="16.1325">
                <text:p>16.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4.1572">
                <text:p>14.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6.6242">
                <text:p>16.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